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5E000002365D394603.png" manifest:media-type="image/png"/>
  <manifest:file-entry manifest:full-path="Pictures/100000000000039A000002050306FB9C.png" manifest:media-type="image/png"/>
  <manifest:file-entry manifest:full-path="Pictures/100000000000036200000228390437F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-ARD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roactor and ACT Patter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501cm" svg:height="16.255cm" svg:x="1.248cm" svg:y="1.745cm" presentation:class="graphic" presentation:user-transformed="true">
          <draw:image xlink:href="Pictures/100000000000036200000228390437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488cm" svg:height="14.292cm" svg:x="1.2cm" svg:y="3.308cm" presentation:class="graphic" presentation:user-transformed="true">
          <draw:image xlink:href="Pictures/100000000000039A000002050306FB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18cm" svg:height="16.492cm" svg:x="1.481cm" svg:y="2cm" presentation:class="graphic" presentation:user-transformed="true">
          <draw:image xlink:href="Pictures/100000000000035E000002365D3946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7T23:12:29.955000000</meta:creation-date>
    <dc:date>2014-10-27T23:21:39.879000000</dc:date>
    <meta:editing-duration>PT1M56S</meta:editing-duration>
    <meta:editing-cycles>2</meta:editing-cycles>
    <meta:generator>LibreOffice/4.3.2.2$Windows_x86 LibreOffice_project/edfb5295ba211bd31ad47d0bad0118690f76407d</meta:generator>
    <meta:document-statistic meta:object-count="37"/>
  </office:meta>
</office:document-meta>
</file>